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063in" fo:margin-left="-0.0063in" fo:margin-right="0in" table:align="margins"/>
    </style:style>
    <style:style style:name="Table1.A" style:family="table-column">
      <style:table-column-properties style:column-width="1.6396in" style:rel-column-width="14314*"/>
    </style:style>
    <style:style style:name="Table1.B" style:family="table-column">
      <style:table-column-properties style:column-width="5.8667in" style:rel-column-width="51221*"/>
    </style:style>
    <style:style style:name="Table1.A1" style:family="table-cell">
      <style:table-cell-properties fo:background-color="#ccccff" fo:padding="0in" fo:border="0.0007in solid #000000">
        <style:background-image/>
      </style:table-cell-properties>
    </style:style>
    <style:style style:name="Table1.A2" style:family="table-cell">
      <style:table-cell-properties fo:padding="0in" fo:border-left="0.0007in solid #000000" fo:border-right="0.0069in solid #000000" fo:border-top="0.0069in solid #000000" fo:border-bottom="0.0007in solid #000000"/>
    </style:style>
    <style:style style:name="Table1.B2" style:family="table-cell">
      <style:table-cell-properties fo:padding="0in" fo:border-left="0.0007in solid #000000" fo:border-right="0.0007in solid #000000" fo:border-top="0.0069in solid #000000" fo:border-bottom="0.0007in solid #000000"/>
    </style:style>
    <style:style style:name="Table2" style:family="table">
      <style:table-properties style:width="7.5063in" fo:margin-left="-0.0063in" fo:margin-right="0in" table:align="margins"/>
    </style:style>
    <style:style style:name="Table2.A" style:family="table-column">
      <style:table-column-properties style:column-width="1.6396in" style:rel-column-width="14314*"/>
    </style:style>
    <style:style style:name="Table2.B" style:family="table-column">
      <style:table-column-properties style:column-width="5.8667in" style:rel-column-width="51221*"/>
    </style:style>
    <style:style style:name="Table2.A1" style:family="table-cell">
      <style:table-cell-properties fo:background-color="#ccccff" fo:padding="0in" fo:border="0.0007in solid #000000">
        <style:background-image/>
      </style:table-cell-properties>
    </style:style>
    <style:style style:name="Table2.A2" style:family="table-cell">
      <style:table-cell-properties fo:padding="0in" fo:border-left="0.0007in solid #000000" fo:border-right="0.0069in solid #000000" fo:border-top="0.0069in solid #000000" fo:border-bottom="0.0007in solid #000000"/>
    </style:style>
    <style:style style:name="Table2.B2" style:family="table-cell">
      <style:table-cell-properties fo:padding="0in" fo:border-left="0.0007in solid #000000" fo:border-right="0.0007in solid #000000" fo:border-top="0.0069in solid #000000" fo:border-bottom="0.0007in solid #000000"/>
    </style:style>
    <style:style style:name="Table3" style:family="table">
      <style:table-properties style:width="7.5063in" fo:margin-left="-0.0063in" fo:margin-right="0in" table:align="margins"/>
    </style:style>
    <style:style style:name="Table3.A" style:family="table-column">
      <style:table-column-properties style:column-width="1.6396in" style:rel-column-width="14314*"/>
    </style:style>
    <style:style style:name="Table3.B" style:family="table-column">
      <style:table-column-properties style:column-width="5.8667in" style:rel-column-width="51221*"/>
    </style:style>
    <style:style style:name="Table3.A1" style:family="table-cell">
      <style:table-cell-properties fo:background-color="#ccccff" fo:padding="0in" fo:border="0.0007in solid #000000">
        <style:background-image/>
      </style:table-cell-properties>
    </style:style>
    <style:style style:name="Table3.A2" style:family="table-cell">
      <style:table-cell-properties fo:padding="0in" fo:border-left="0.0007in solid #000000" fo:border-right="0.0069in solid #000000" fo:border-top="0.0069in solid #000000" fo:border-bottom="0.0007in solid #000000"/>
    </style:style>
    <style:style style:name="Table3.B2" style:family="table-cell">
      <style:table-cell-properties fo:padding="0in" fo:border-left="0.0007in solid #000000" fo:border-right="0.0007in solid #000000" fo:border-top="0.0069in solid #000000" fo:border-bottom="0.0007in solid #000000"/>
    </style:style>
    <style:style style:name="Table4" style:family="table">
      <style:table-properties style:width="7.5063in" fo:margin-left="-0.0063in" fo:margin-right="0in" table:align="margins"/>
    </style:style>
    <style:style style:name="Table4.A" style:family="table-column">
      <style:table-column-properties style:column-width="1.6396in" style:rel-column-width="14314*"/>
    </style:style>
    <style:style style:name="Table4.B" style:family="table-column">
      <style:table-column-properties style:column-width="5.8667in" style:rel-column-width="51221*"/>
    </style:style>
    <style:style style:name="Table4.A1" style:family="table-cell">
      <style:table-cell-properties fo:background-color="#ccccff" fo:padding="0in" fo:border="0.0007in solid #000000">
        <style:background-image/>
      </style:table-cell-properties>
    </style:style>
    <style:style style:name="Table4.A2" style:family="table-cell">
      <style:table-cell-properties fo:padding="0in" fo:border-left="0.0007in solid #000000" fo:border-right="0.0069in solid #000000" fo:border-top="0.0069in solid #000000" fo:border-bottom="0.0007in solid #000000"/>
    </style:style>
    <style:style style:name="Table4.B2" style:family="table-cell">
      <style:table-cell-properties fo:padding="0in" fo:border-left="0.0007in solid #000000" fo:border-right="0.0007in solid #000000" fo:border-top="0.0069in solid #000000" fo:border-bottom="0.0007in solid #000000"/>
    </style:style>
    <style:style style:name="P1" style:family="paragraph" style:parent-style-name="Normal">
      <style:text-properties fo:language="en" fo:country="US"/>
    </style:style>
    <style:style style:name="P2" style:family="paragraph" style:parent-style-name="Normal">
      <style:text-properties fo:language="en" fo:country="US" style:text-underline-style="solid" style:text-underline-width="auto" style:text-underline-color="font-color"/>
    </style:style>
    <style:style style:name="P3" style:family="paragraph" style:parent-style-name="Normal">
      <style:text-properties fo:language="en" fo:country="US" style:text-underline-style="solid" style:text-underline-width="auto" style:text-underline-color="font-color" fo:font-weight="normal"/>
    </style:style>
    <style:style style:name="P4" style:family="paragraph" style:parent-style-name="Normal">
      <style:paragraph-properties fo:text-align="center" style:justify-single-word="false"/>
      <style:text-properties fo:language="en" fo:country="US" style:text-underline-style="solid" style:text-underline-width="auto" style:text-underline-color="font-color" fo:font-weight="bold"/>
    </style:style>
    <style:style style:name="P5" style:family="paragraph" style:parent-style-name="Normal">
      <style:text-properties fo:color="#4b1f6f" fo:language="en" fo:country="US" fo:font-weight="bold"/>
    </style:style>
    <style:style style:name="P6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keep-with-next="auto" style:writing-mode="lr-tb"/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P8" style:family="paragraph" style:parent-style-name="Text_20_body">
      <style:paragraph-properties fo:text-align="start" style:justify-single-word="false"/>
      <style:text-properties fo:language="en" fo:country="US" style:text-underline-style="solid" style:text-underline-width="auto" style:text-underline-color="font-color"/>
    </style:style>
    <style:style style:name="P9" style:family="paragraph" style:parent-style-name="Normal">
      <style:text-properties fo:color="#4b1f6f" fo:language="en" fo:country="US" fo:font-weight="bold" officeooo:paragraph-rsid="0009635f"/>
    </style:style>
    <style:style style:name="P10" style:family="paragraph" style:parent-style-name="Normal">
      <style:text-properties fo:language="en" fo:country="US" officeooo:paragraph-rsid="0008dd64"/>
    </style:style>
    <style:style style:name="P11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keep-with-next="auto"/>
      <style:text-properties fo:color="#4b1f6f" fo:language="en" fo:country="US" fo:font-weight="bold" officeooo:paragraph-rsid="0008dd64"/>
    </style:style>
    <style:style style:name="P12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keep-with-next="auto" style:writing-mode="lr-tb"/>
      <style:text-properties fo:language="en" fo:country="US"/>
    </style:style>
    <style:style style:name="P13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keep-with-next="auto" style:writing-mode="lr-tb"/>
      <style:text-properties fo:language="en" fo:country="US" officeooo:paragraph-rsid="0008dd64"/>
    </style:style>
    <style:style style:name="P14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keep-with-next="auto" style:writing-mode="lr-tb"/>
      <style:text-properties fo:language="en" fo:country="US" officeooo:paragraph-rsid="0009635f"/>
    </style:style>
    <style:style style:name="P15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keep-with-next="auto" style:writing-mode="lr-tb"/>
      <style:text-properties fo:color="#000000" fo:language="en" fo:country="US" officeooo:paragraph-rsid="0008dd64"/>
    </style:style>
    <style:style style:name="P16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style:writing-mode="lr-tb"/>
      <style:text-properties fo:language="en" fo:country="US"/>
    </style:style>
    <style:style style:name="P17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style:writing-mode="lr-tb"/>
      <style:text-properties fo:color="#000000" fo:language="en" fo:country="US" officeooo:paragraph-rsid="0008dd64"/>
    </style:style>
    <style:style style:name="T1" style:family="text">
      <style:text-properties fo:color="#4b1f6f" fo:font-weight="bold"/>
    </style:style>
    <style:style style:name="T2" style:family="text">
      <style:text-properties fo:font-variant="normal" fo:text-transform="none" fo:color="#4b1f6f" style:font-name="Times New Roman" fo:font-size="12pt" fo:language="en" fo:country="US" fo:font-weight="bold" fo:background-color="transparent" text:display="true"/>
    </style:style>
    <style:style style:name="T3" style:family="text">
      <style:text-properties fo:font-variant="normal" fo:text-transform="none" fo:color="#4b1f6f" style:font-name="Times New Roman" fo:font-size="12pt" fo:font-weight="bold" fo:background-color="transparent" text:display="true"/>
    </style:style>
    <style:style style:name="T4" style:family="text">
      <style:text-properties fo:font-variant="normal" fo:text-transform="none" fo:color="#ff0000" style:font-name="Times New Roman" fo:font-size="12pt" fo:font-weight="bold" fo:background-color="transparent" text:display="true"/>
    </style:style>
    <style:style style:name="T5" style:family="text">
      <style:text-properties fo:font-variant="normal" fo:text-transform="none" fo:color="#ff0000" style:font-name="Times New Roman" fo:font-size="12pt" fo:font-weight="bold" officeooo:rsid="00091691" fo:background-color="transparent" text:display="true"/>
    </style:style>
    <style:style style:name="T6" style:family="text">
      <style:text-properties fo:font-variant="normal" fo:text-transform="none" fo:color="#ff0000" style:font-name="Times New Roman" fo:font-size="12pt" fo:font-weight="bold" officeooo:rsid="0009635f" fo:background-color="transparent" text:display="true"/>
    </style:style>
    <style:style style:name="T7" style:family="text">
      <style:text-properties fo:color="#ff0000"/>
    </style:style>
    <style:style style:name="T8" style:family="text">
      <style:text-properties fo:color="#ff0000" fo:font-weight="bold"/>
    </style:style>
    <style:style style:name="T9" style:family="text">
      <style:text-properties fo:color="#ff0000" fo:font-weight="bold" officeooo:rsid="0008dd64"/>
    </style:style>
    <style:style style:name="T10" style:family="text">
      <style:text-properties fo:color="#ff0000" fo:font-weight="bold" officeooo:rsid="00091691"/>
    </style:style>
    <style:style style:name="T11" style:family="text">
      <style:text-properties fo:color="#ff0000" officeooo:rsid="0008dd64"/>
    </style:style>
    <style:style style:name="T12" style:family="text">
      <style:text-properties fo:color="#ff0000" officeooo:rsid="00091691"/>
    </style:style>
    <style:style style:name="T13" style:family="text">
      <style:text-properties officeooo:rsid="0008dd64"/>
    </style:style>
    <style:style style:name="T14" style:family="text">
      <style:text-properties officeooo:rsid="00091691"/>
    </style:style>
    <style:style style:name="T15" style:family="text">
      <style:text-properties officeooo:rsid="0009635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7">Zeroconf</text:p>
        <text:p text:style-name="P8">Database</text:p>
        <text:p text:style-name="Text_20_body"/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4">services</text:p>
            </table:table-cell>
            <table:covered-table-cell/>
          </table:table-row>
          <table:table-row>
            <table:table-cell table:style-name="Table1.A2" office:value-type="string">
              <text:p text:style-name="P1">PK</text:p>
              <text:p text:style-name="P1">PK</text:p>
            </table:table-cell>
            <table:table-cell table:style-name="Table1.B2" office:value-type="string">
              <text:p text:style-name="P2">hostname (string: 20)</text:p>
              <text:p text:style-name="P2">serviceType (string:15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protocol (string:5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interface (string:10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port (int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TXTDATA (string:20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TTL (int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advertised (bool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questioned (bool)</text:p>
            </table:table-cell>
          </table:table-row>
        </table:table>
        <text:p text:style-name="P1"/>
        <text:p text:style-name="P1"/>
        <text:p text:style-name="Normal"/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columns-spanned="2" office:value-type="string">
              <text:p text:style-name="P4">myServices</text:p>
            </table:table-cell>
            <table:covered-table-cell/>
          </table:table-row>
          <table:table-row>
            <table:table-cell table:style-name="Table2.A2" office:value-type="string">
              <text:p text:style-name="P1">PK</text:p>
              <text:p text:style-name="P1">PK</text:p>
            </table:table-cell>
            <table:table-cell table:style-name="Table2.B2" office:value-type="string">
              <text:p text:style-name="P2">hostname (string: 20)</text:p>
              <text:p text:style-name="P2">serviceType (string:15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protocol (string:5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interface (string:10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port (int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TXTDATA (string:20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TTL (int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advertised (bool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questioned (bool)</text:p>
            </table:table-cell>
          </table:table-row>
        </table:table>
        <text:p text:style-name="Normal"/>
        <text:p text:style-name="P1"/>
        <text:p text:style-name="P1"/>
        <table:table table:name="Table3" table:style-name="Table3">
          <table:table-column table:style-name="Table3.A"/>
          <table:table-column table:style-name="Table3.B"/>
          <table:table-row>
            <table:table-cell table:style-name="Table3.A1" table:number-columns-spanned="2" office:value-type="string">
              <text:p text:style-name="P4">requestedServices</text:p>
            </table:table-cell>
            <table:covered-table-cell/>
          </table:table-row>
          <table:table-row>
            <table:table-cell table:style-name="Table3.A2" office:value-type="string">
              <text:p text:style-name="P1">PK</text:p>
            </table:table-cell>
            <table:table-cell table:style-name="Table3.B2" office:value-type="string">
              <text:p text:style-name="P2">id (int)</text:p>
            </table:table-cell>
          </table:table-row>
          <table:table-row>
            <table:table-cell table:style-name="Table3.A2" office:value-type="string">
              <text:p text:style-name="Normal"/>
            </table:table-cell>
            <table:table-cell table:style-name="Table3.B2" office:value-type="string">
              <text:p text:style-name="P1">serviceType (string:15)</text:p>
            </table:table-cell>
          </table:table-row>
        </table:table>
        <text:p text:style-name="P1"/>
        <text:p text:style-name="P1"/>
        <text:p text:style-name="P1"/>
        <table:table table:name="Table4" table:style-name="Table4">
          <table:table-column table:style-name="Table4.A"/>
          <table:table-column table:style-name="Table4.B"/>
          <table:table-row>
            <table:table-cell table:style-name="Table4.A1" table:number-columns-spanned="2" office:value-type="string">
              <text:p text:style-name="P4">DNSTable</text:p>
            </table:table-cell>
            <table:covered-table-cell/>
          </table:table-row>
          <table:table-row>
            <table:table-cell table:style-name="Table4.A2" office:value-type="string">
              <text:p text:style-name="P1">PK</text:p>
              <text:p text:style-name="P1">PK</text:p>
            </table:table-cell>
            <table:table-cell table:style-name="Table4.B2" office:value-type="string">
              <text:p text:style-name="P2">hostname (string: 20)</text:p>
              <text:p text:style-name="P2">interface (string:10)</text:p>
            </table:table-cell>
          </table:table-row>
          <table:table-row>
            <table:table-cell table:style-name="Table4.A2" office:value-type="string">
              <text:p text:style-name="Normal"/>
            </table:table-cell>
            <table:table-cell table:style-name="Table4.B2" office:value-type="string">
              <text:p text:style-name="P1">ip (string:40)</text:p>
            </table:table-cell>
          </table:table-row>
        </table:table>
        <text:p text:style-name="P1"/>
        <text:p text:style-name="P3"/>
        <text:p text:style-name="P3">Functions:</text:p>
        <text:p text:style-name="P10"><text:span text:style-name="T13"/></text:p>
        <text:p text:style-name="P1"><text:span text:style-name="T1">service[] getServices() <text:s text:c="5"/></text:span>:</text:p>
        <text:p text:style-name="P1"><text:span text:style-name="T1">service[] getMyServices()</text:span>: both return an array of structs service (which contains the fields described on <text:tab/><text:tab/><text:tab/><text:tab/> <text:s text:c="7"/>previous tables) from the corresponding table. </text:p>
        <text:p text:style-name="P1"/>
        <text:p text:style-name="P6"><text:span text:style-name="T8">int addService(service)</text:span><text:span text:style-name="T7">:</text:span> accepts a service and adds it to the table Services<text:span text:style-name="T13">(it is important to check first if that service(aka hostname and service_type) is already added. If so, it should do update and not insert)</text:span>.</text:p>
        <text:p text:style-name="P16"/>
        <text:p text:style-name="P13"><text:soft-page-break/><text:span text:style-name="T8">int add</text:span><text:span text:style-name="T9">my</text:span><text:span text:style-name="T8">Service(service)</text:span><text:span text:style-name="T7">:</text:span> accepts a service and adds it to the table <text:span text:style-name="T13">my</text:span>Services<text:span text:style-name="T13">(it is import</text:span><text:span text:style-name="T13">ant to check first if that service(aka hostname and service_type) is already added. If so, it should do update and not insert)</text:span>.</text:p>
        <text:p text:style-name="P17"><text:span text:style-name="T13"/></text:p>
        <text:p text:style-name="P15"><text:span text:style-name="T9">refreshTTL()</text:span><text:span text:style-name="T11">: </text:span><text:span text:style-name="T13">updates TTL times from both tables for all services (TTL = TTL – t , where t is a specific value)</text:span></text:p>
        <text:p text:style-name="P11"><text:span text:style-name="T13"/></text:p>
        <text:p text:style-name="P6"><text:span text:style-name="T4">bool removeService(string hostname, </text:span><text:span text:style-name="T8">string serviceType)</text:span><text:span text:style-name="T7">:</text:span> accepts a service's hostname and service_type and removes it from the table Services <text:span text:style-name="T14">(</text:span><text:span text:style-name="T15">it should support the string ANY for both hostname and serviceType. More specifically, if a hostname is ANY, it should remove the services of ALL hostnames. The same for the service types.</text:span><text:span text:style-name="T14">)</text:span></text:p>
        <text:p text:style-name="P16"><text:span text:style-name="T14"/></text:p>
        <text:p text:style-name="P14"><text:span text:style-name="T5">bool remove</text:span><text:span text:style-name="T6">my</text:span><text:span text:style-name="T5">Service(</text:span><text:span text:style-name="T10">string serviceType)</text:span><text:span text:style-name="T12">:</text:span><text:span text:style-name="T14"> accepts a service_type from the table </text:span><text:span text:style-name="T15">my</text:span><text:span text:style-name="T14">Services (</text:span><text:span text:style-name="T15">it should support the string ANY for serviceType. More specifically, if a service type is ANY, it should remove ALL services.</text:span><text:span text:style-name="T14">)</text:span></text:p>
        <text:p text:style-name="P5"/>
        <text:p text:style-name="P1"><text:span text:style-name="T1">/* int removeServiceByHost(hostname)</text:span>: removes all services from the table Services corresponding to the specific hostname. */</text:p>
        <text:p text:style-name="P1"/>
        <text:p text:style-name="P6"><text:span text:style-name="T2">char** getRequestedService(int &amp;size)</text:span>: returns an array of strings of containing the service_type records.The argument returns the size of the array.</text:p>
        <text:p text:style-name="P1"/>
        <text:p text:style-name="P6"><text:span text:style-name="T3">int getServicesNum(void)</text:span>: returns an integer equal to the number of records in myServices table</text:p>
        <text:p text:style-name="P1">*note*: application layer should add a corresponding record in myServices table for each service the device offers</text:p>
        <text:p text:style-name="P1"/>
        <text:p text:style-name="P6"><text:span text:style-name="T3">bool addDnsRecord(string hostname, string interface, string ip)</text:span>: adds a record in DNSTable</text:p>
        <text:p text:style-name="P9"><text:span text:style-name="T15"/></text:p>
        <text:p text:style-name="P6"><text:span text:style-name="T3">bool removeDnsRecord(string hostname, string interface)</text:span>: removes a record from DNSTable</text:p>
        <text:p text:style-name="P5"/>
        <text:p text:style-name="P6"><text:span text:style-name="T3">bool updateDnsRecord(string hostname, string interface, string ip)</text:span>: updates the ip of the record <text:s/>having hostname and interface given with the ip give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" fo:font-size="12pt" fo:language="el" fo:country="GR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1-05-05T06:45:37.99</meta:creation-date>
    <dc:date>2011-05-13T23:32:16</dc:date>
    <meta:editing-duration>PT00H53M31S</meta:editing-duration>
    <meta:editing-cycles>4</meta:editing-cycles>
    <dc:creator>dante </dc:creator>
    <meta:document-statistic meta:table-count="4" meta:image-count="0" meta:object-count="0" meta:page-count="2" meta:paragraph-count="51" meta:word-count="371" meta:character-count="2586"/>
  </office:meta>
</office:document-meta>
</file>